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FTH TRUMPET, RESULTING IN THE FIRST DEMONIC INVASION (9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FTH TRUMPET, RESULTING IN THE FIRST DEMONIC INVASION (9:1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home of these demons (9:1-2): Their abode is in the smokefilled bottomless pit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horror of these demons (9:3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horror of these demons (9:3-12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ir appearance (9:3, 7-10a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ir appearance (9:3, 7-10a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y look like locusts and horses armored for battle (9:3a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y wear golden crowns, and they have men's faces, women's hair, and lions' teeth (9:7-8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y are protected by iron breastplates (9:9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y have stinging tails like scorpions (9:3b, 10a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horror of these demons (9:3-12)<text:s text:c="1"/></text:span><text:span text:style-name="a488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ir appearance (9:3, 7-10a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ir administrator (9:11-12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ir assignment (9:4-6, 10b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ir assignment (9:4-6, 10b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Negative (9:4a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Positive (9:4b-6, 10b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horror of these demons (9:3-12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ir appearance (9:3, 7-10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ir administrator (9:11-1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ir assignment (9:4-6, 10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FIFTH TRUMPET, RESULTING IN THE FIRST DEMONIC INVASION (9:1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home of these demons (9:1-2): Their abode is in the smokefilled bottomless pit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horror of these demons (9:3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REVELATION 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FIFTH TRUMPET, RESULTING IN THE FIRST DEMONIC INVASION (9:1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SIXTH TRUMPET, RESULTING IN THE SECOND DEMONIC INVASION (9:13-2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SIXTH TRUMPET, RESULTING IN THE SECOND DEMONIC INVASION (9:13-21)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action (9:13-19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-title-Title-Slide" presentation:presentation-page-layout-name="Master1-PPL1" draw:id="Slide-266">
        <draw:frame draw:id="id103" presentation:style-name="a581" draw:name="Title 1" svg:x="1.38in" svg:y="0.83in" svg:width="10.3in" svg:height="4.42in" presentation:class="title" presentation:placeholder="false">
          <draw:text-box>
            <text:p text:style-name="a580" text:class-names="" text:cond-style-name=""><text:span text:style-name="a578" text:class-names=""><text:s text:c="1"/>The action (9:13-19)<text:s text:c="1"/></text:span><text:span text:style-name="a579" text:class-names=""/></text:p>
          </draw:text-box>
          <svg:title/>
          <svg:desc/>
        </draw:frame>
        <draw:frame draw:id="id104" presentation:style-name="a586" draw:name="Subtitle 2" svg:x="1.38in" svg:y="5.25in" svg:width="10.3in" svg:height="1.85in" presentation:class="subtitle" presentation:placeholder="false">
          <draw:text-box>
            <text:p text:style-name="a583" text:class-names="" text:cond-style-name=""><text:span text:style-name="a582" text:class-names=""><text:s text:c="1"/>The home of these demons (9:13-14)<text:s text:c="1"/></text:span></text:p>
            <text:p text:style-name="a585" text:class-names="" text:cond-style-name=""><text:span text:style-name="a584" text:class-names=""/></text:p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home of these demons (9:13-14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location (9:13, 14b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leaders (9:14a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action (9:13-19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home of these demons (9:13-1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hostility of these demons (9:1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hostility of these demons (9:15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ir preparation (9:15a): They have been kept in readiness for a particular year, month, day, and hour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ir purpose (9:15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action (9:13-19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home of these demons (9:13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hostility of these demons (9:15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THE SIXTH TRUMPET, RESULTING IN THE SECOND DEMONIC INVASION (9:13-21)<text:s text:c="1"/></text:span><text:span text:style-name="a649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action (9:13-1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horror of these demons (9:16-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horror of these demons (9:16-19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ir number (9:16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ir nature (9:17-19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ir nature (9:17-19):<text:s text:c="1"/></text:span><text:span text:style-name="a679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horses have heads like lions and tails like deadly serpents, and they breathe out smoke and flaming sulphur (9:17b-19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riders wear brightly colored breastplates (9:17a).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horror of these demons (9:16-19)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ir number (9:16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ir nature (9:17-19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THE SIXTH TRUMPET, RESULTING IN THE SECOND DEMONIC INVASION (9:13-21)<text:s text:c="1"/></text:span><text:span text:style-name="a709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action (9:13-19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horror of these demons (9:16-19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reaction (9:20-21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21" draw:style-name="a725" draw:master-page-name="Master1-Layout12-tx-Title-and-Text" presentation:presentation-page-layout-name="Master1-PPL12" draw:id="Slide-276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reaction (9:20-21):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y refuse to repent (9:20a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y continue to rebel (9:20b-21).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2-tx-Title-and-Text" presentation:presentation-page-layout-name="Master1-PPL12" draw:id="Slide-277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THE SIXTH TRUMPET, RESULTING IN THE SECOND DEMONIC INVASION (9:13-21)<text:s text:c="1"/></text:span><text:span text:style-name="a742" text:class-names=""/></text:p>
          </draw:text-box>
          <svg:title/>
          <svg:desc/>
        </draw:frame>
        <draw:frame draw:id="id126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action (9:13-19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horror of these demons (9:16-19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reaction (9:20-21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3" draw:style-name="a758" draw:master-page-name="Master1-Layout12-tx-Title-and-Text" presentation:presentation-page-layout-name="Master1-PPL12" draw:id="Slide-278">
        <draw:frame draw:id="id127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REVELATION 9</text:span><text:span text:style-name="a760" text:class-names=""/></text:p>
          </draw:text-box>
          <svg:title/>
          <svg:desc/>
        </draw:frame>
        <draw:frame draw:id="id128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THE FIFTH TRUMPET, RESULTING IN THE FIRST DEMONIC INVASION (9:1-12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SIXTH TRUMPET, RESULTING IN THE SECOND DEMONIC INVASION (9:13-21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9</dc:title>
    <meta:initial-creator>David STRICKLAND</meta:initial-creator>
    <dc:creator>David STRICKLAND</dc:creator>
    <meta:creation-date>2020-02-22T17:40:30Z</meta:creation-date>
    <dc:date>2020-02-22T17:40:31Z</dc:date>
    <meta:template xlink:href="BibleStudy" xlink:type="simple"/>
    <meta:editing-cycles>1</meta:editing-cycles>
    <meta:editing-duration>PT0S</meta:editing-duration>
    <meta:document-statistic meta:paragraph-count="71" meta:word-count="659"/>
  </office:meta>
</office:document-meta>
</file>